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3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30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School closure (localised)</text:p>
          </table:table-cell>
          <table:table-cell table:style-name="Default" office:value-type="string" calcext:value-type="string">
            <text:p>School closure (national)</text:p>
          </table:table-cell>
          <table:table-cell office:value-type="string" calcext:value-type="string">
            <text:p>Border closure</text:p>
          </table:table-cell>
          <table:table-cell office:value-type="string" calcext:value-type="string">
            <text:p>Curfew</text:p>
          </table:table-cell>
          <table:table-cell office:value-type="string" calcext:value-type="string">
            <text:p>Quarantine duration /days</text:p>
          </table:table-cell>
          <table:table-cell office:value-type="string" calcext:value-type="string">
            <text:p>Corona tests /1000000 people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date" office:date-value="2020-02-16" calcext:value-type="date">
            <text:p>16.02.20</text:p>
          </table:table-cell>
          <table:table-cell office:value-type="date" office:date-value="2020-02-21" calcext:value-type="date">
            <text:p>21.02.20</text:p>
          </table:table-cell>
          <table:table-cell/>
          <table:table-cell table:style-name="ce1" office:value-type="date" office:date-value="2020-02-11" calcext:value-type="date">
            <text:p>11.02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date" office:date-value="2020-03-03" calcext:value-type="date">
            <text:p>03.03.20</text:p>
          </table:table-cell>
          <table:table-cell office:value-type="date" office:date-value="2020-03-16" calcext:value-type="date">
            <text:p>16.03.20</text:p>
          </table:table-cell>
          <table:table-cell/>
          <table:table-cell table:style-name="ce1" office:value-type="date" office:date-value="2020-03-17" calcext:value-type="date">
            <text:p>17.03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date" office:date-value="2020-03-03" calcext:value-type="date">
            <text:p>03.03.20</text:p>
          </table:table-cell>
          <table:table-cell office:value-type="date" office:date-value="2020-03-18" calcext:value-type="date">
            <text:p>18.03.2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Iran, Islamic Rep.</text:p>
          </table:table-cell>
          <table:table-cell table:style-name="Default"/>
          <table:table-cell office:value-type="date" office:date-value="2020-02-26" calcext:value-type="date">
            <text:p>26.02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ly</text:p>
          </table:table-cell>
          <table:table-cell office:value-type="date" office:date-value="2020-02-24" calcext:value-type="date">
            <text:p>24.02.20</text:p>
          </table:table-cell>
          <table:table-cell office:value-type="date" office:date-value="2020-03-04" calcext:value-type="date">
            <text:p>04.03.20</text:p>
          </table:table-cell>
          <table:table-cell/>
          <table:table-cell table:style-name="ce1" office:value-type="date" office:date-value="2020-03-10" calcext:value-type="date">
            <text:p>10.03.20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table:style-name="Default"/>
          <table:table-cell office:value-type="date" office:date-value="2020-03-02" calcext:value-type="date">
            <text:p>02.03.2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date" office:date-value="2020-03-11" calcext:value-type="date">
            <text:p>11.03.20</text:p>
          </table:table-cell>
          <table:table-cell office:value-type="date" office:date-value="2020-03-16" calcext:value-type="date">
            <text:p>16.03.20</text:p>
          </table:table-cell>
          <table:table-cell/>
          <table:table-cell table:style-name="ce1" office:value-type="date" office:date-value="2020-03-15" calcext:value-type="date">
            <text:p>15.03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date" office:date-value="2020-03-12" calcext:value-type="date">
            <text:p>12.03.20</text:p>
          </table:table-cell>
          <table:table-cell office:value-type="date" office:date-value="2020-03-16" calcext:value-type="date">
            <text:p>16.03.20</text:p>
          </table:table-cell>
          <table:table-cell table:number-columns-repeated="3"/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date" office:date-value="2020-02-28" calcext:value-type="date">
            <text:p>28.02.20</text:p>
          </table:table-cell>
          <table:table-cell office:value-type="date" office:date-value="2020-03-20" calcext:value-type="date">
            <text:p>20.03.20</text:p>
          </table:table-cell>
          <table:table-cell table:number-columns-repeated="3"/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date" office:date-value="2020-02-28" calcext:value-type="date">
            <text:p>28.02.20</text:p>
          </table:table-cell>
          <table:table-cell table:style-name="Default"/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table:style-name="Default" office:value-type="string" calcext:value-type="string">
            <text:p>komplett</text:p>
          </table:table-cell>
          <table:table-cell/>
          <table:table-cell office:value-type="string" calcext:value-type="string">
            <text:p>komplet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0:08:13.259110321</meta:creation-date>
    <dc:date>2020-03-21T13:46:34.144301734</dc:date>
    <meta:editing-duration>PT15M12S</meta:editing-duration>
    <meta:editing-cycles>5</meta:editing-cycles>
    <meta:generator>LibreOffice/6.0.7.3$Linux_X86_64 LibreOffice_project/00m0$Build-3</meta:generator>
    <meta:document-statistic meta:table-count="1" meta:cell-count="49" meta:object-count="0"/>
  </office:meta>
</office:document-meta>
</file>